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0.639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Ultrafine_20_Dashed" svg:stroke-color="#999999"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639cm"/>
    </style:style>
    <style:style style:name="gr5" style:family="graphic">
      <style:graphic-properties draw:textarea-horizontal-align="justify" draw:textarea-vertical-align="middle" draw:auto-grow-height="false"/>
    </style:style>
    <style:style style:name="gr6" style:family="graphic">
      <style:graphic-properties draw:stroke="dash" draw:stroke-dash="Ultrafine_20_Dashed" svg:stroke-color="#999999" draw:fill="none" draw:textarea-horizontal-align="justify" draw:textarea-vertical-align="middle" draw:auto-grow-height="fals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text-properties fo:font-size="13pt" style:font-size-asian="13pt" style:font-size-complex="13pt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3pt" style:font-size-asian="13pt" style:font-size-complex="13pt"/>
    </style:style>
    <style:style style:name="P5" style:family="paragraph"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fo:color="#000099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402cm" svg:height="0.889cm" svg:x="1.817cm" svg:y="2.434cm">
          <draw:text-box>
            <text:p text:style-name="P1"><text:span text:style-name="T1">Search for a specific Wikipedia article</text:span></text:p>
          </draw:text-box>
        </draw:frame>
        <draw:custom-shape draw:style-name="gr2" draw:text-style-name="P2" draw:layer="layout" svg:width="3.929cm" svg:height="1.016cm" svg:x="15.994cm" svg:y="2.375cm">
          <text:p text:style-name="P2"><text:span text:style-name="T2">View a random articl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8.034cm" svg:height="2.667cm" svg:x="1.843cm" svg:y="3.834cm">
          <text:p text:style-name="P3"><text:span text:style-name="T3">Title</text:span></text:p>
          <text:p text:style-name="P3"><text:span text:style-name="T1">Snippet from section where </text:span><text:span text:style-name="T4">search term</text:span><text:span text:style-name="T1"> appears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8.034cm" svg:height="2.667cm" svg:x="1.843cm" svg:y="6.934cm">
          <text:p text:style-name="P3"><text:span text:style-name="T3">Title</text:span></text:p>
          <text:p text:style-name="P3"><text:span text:style-name="T1">Snippet from section where </text:span><text:span text:style-name="T4">search term</text:span><text:span text:style-name="T1"> appears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8.034cm" svg:height="2.667cm" svg:x="1.843cm" svg:y="10.034cm">
          <text:p text:style-name="P3"><text:span text:style-name="T3">Title</text:span></text:p>
          <text:p text:style-name="P3"><text:span text:style-name="T1">Snippet from section where </text:span><text:span text:style-name="T4">search term</text:span><text:span text:style-name="T1"> appears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8.034cm" svg:height="2.667cm" svg:x="1.843cm" svg:y="13.134cm">
          <text:p text:style-name="P3"><text:span text:style-name="T3">Title</text:span></text:p>
          <text:p text:style-name="P3"><text:span text:style-name="T1">Snippet from section where </text:span><text:span text:style-name="T4">search term</text:span><text:span text:style-name="T1"> appears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8.034cm" svg:height="2.667cm" svg:x="1.843cm" svg:y="16.234cm">
          <text:p text:style-name="P3"><text:span text:style-name="T3">Title</text:span></text:p>
          <text:p text:style-name="P3"><text:span text:style-name="T1">Snippet from section where </text:span><text:span text:style-name="T4">search term</text:span><text:span text:style-name="T1"> appears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8.034cm" svg:height="2.667cm" svg:x="1.843cm" svg:y="19.334cm">
          <text:p text:style-name="P3"><text:span text:style-name="T3">Title</text:span></text:p>
          <text:p text:style-name="P3"><text:span text:style-name="T1">Snippet from section where </text:span><text:span text:style-name="T4">search term</text:span><text:span text:style-name="T1"> appea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34cm" svg:height="1.016cm" svg:x="13.498cm" svg:y="2.375cm">
          <text:p text:style-name="P2"><text:span text:style-name="T2">Submi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8.034cm" svg:height="2.667cm" svg:x="1.843cm" svg:y="22.534cm">
          <text:p text:style-name="P3"><text:span text:style-name="T3">Title</text:span></text:p>
          <text:p text:style-name="P3"><text:span text:style-name="T1">Snippet from section where </text:span><text:span text:style-name="T4">search term</text:span><text:span text:style-name="T1"> appears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4" draw:text-style-name="P1" draw:layer="layout" svg:width="11.402cm" svg:height="0.889cm" svg:x="1.817cm" svg:y="2.434cm">
          <draw:text-box>
            <text:p text:style-name="P1"><text:span text:style-name="T1">Search for a specific Wikipedia article</text:span></text:p>
          </draw:text-box>
        </draw:frame>
        <draw:custom-shape draw:style-name="gr5" draw:text-style-name="P2" draw:layer="Layout" svg:width="3.929cm" svg:height="1.016cm" svg:x="15.994cm" svg:y="2.375cm">
          <text:p text:style-name="P2"><text:span text:style-name="T2">View a random articl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18.034cm" svg:height="2.667cm" svg:x="1.843cm" svg:y="3.834cm">
          <text:p text:style-name="P3"><text:span text:style-name="T3">Title</text:span></text:p>
          <text:p text:style-name="P3"><text:span text:style-name="T1">Snippet from section where </text:span><text:span text:style-name="T4">search term</text:span><text:span text:style-name="T1"> appears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8.034cm" svg:height="2.667cm" svg:x="1.843cm" svg:y="6.934cm">
          <text:p text:style-name="P3"><text:span text:style-name="T3">Title</text:span></text:p>
          <text:p text:style-name="P3"><text:span text:style-name="T1">Snippet from section where </text:span><text:span text:style-name="T4">search term</text:span><text:span text:style-name="T1"> appears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8.034cm" svg:height="2.667cm" svg:x="1.843cm" svg:y="10.034cm">
          <text:p text:style-name="P3"><text:span text:style-name="T3">Title</text:span></text:p>
          <text:p text:style-name="P3"><text:span text:style-name="T1">Snippet from section where </text:span><text:span text:style-name="T4">search term</text:span><text:span text:style-name="T1"> appears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8.034cm" svg:height="2.667cm" svg:x="1.843cm" svg:y="13.134cm">
          <text:p text:style-name="P3"><text:span text:style-name="T3">Title</text:span></text:p>
          <text:p text:style-name="P3"><text:span text:style-name="T1">Snippet from section where </text:span><text:span text:style-name="T4">search term</text:span><text:span text:style-name="T1"> appears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8.034cm" svg:height="2.667cm" svg:x="1.843cm" svg:y="16.234cm">
          <text:p text:style-name="P3"><text:span text:style-name="T3">Title</text:span></text:p>
          <text:p text:style-name="P3"><text:span text:style-name="T1">Snippet from section where </text:span><text:span text:style-name="T4">search term</text:span><text:span text:style-name="T1"> appears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8.034cm" svg:height="2.667cm" svg:x="1.843cm" svg:y="19.334cm">
          <text:p text:style-name="P3"><text:span text:style-name="T3">Title</text:span></text:p>
          <text:p text:style-name="P3"><text:span text:style-name="T1">Snippet from section where </text:span><text:span text:style-name="T4">search term</text:span><text:span text:style-name="T1"> appear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134cm" svg:height="1.016cm" svg:x="13.498cm" svg:y="2.375cm">
          <text:p text:style-name="P2"><text:span text:style-name="T2">Submi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18.034cm" svg:height="2.667cm" svg:x="1.843cm" svg:y="22.534cm">
          <text:p text:style-name="P3"><text:span text:style-name="T3">Title</text:span></text:p>
          <text:p text:style-name="P3"><text:span text:style-name="T1">Snippet from section where </text:span><text:span text:style-name="T4">search term</text:span><text:span text:style-name="T1"> appears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1.916cm" svg:y1="3.159cm" svg:x2="9.917cm" svg:y2="3.159cm">
          <text:p/>
        </draw:line>
        <draw:custom-shape draw:style-name="gr8" draw:text-style-name="P5" draw:layer="layout" svg:width="0.508cm" svg:height="0.508cm" svg:x="10.171cm" svg:y="2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0.525cm" svg:y1="3.032cm" svg:x2="10.652cm" svg:y2="3.28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8T15:59:59.945773027</meta:creation-date>
    <dc:date>2016-03-29T23:08:06.485853525</dc:date>
    <meta:editing-duration>PT5H58M28S</meta:editing-duration>
    <meta:editing-cycles>2</meta:editing-cycles>
    <meta:generator>LibreOffice/4.2.8.2$Linux_X86_64 LibreOffice_project/420m0$Build-2</meta:generator>
    <meta:document-statistic meta:object-count="23"/>
  </office:meta>
</office:document-meta>
</file>